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40b8"/>
    </style:style>
    <style:style style:name="T1" style:family="text">
      <style:text-properties officeooo:rsid="000640b8"/>
    </style:style>
    <style:style style:name="T2" style:family="text">
      <style:text-properties officeooo:rsid="000909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RMO DE RESPONSABILIDADE E COMPROMISSO DE AUTORIA </text:p>
      <text:p text:style-name="P1"/>
      <text:p text:style-name="P1">Eu, <text:span text:style-name="T1">Eryx José Cunha Guimarães Neto</text:span>, matricula nº 202009465013 declaro, para os devidos fins de direito, que o trabalho de conclusão de curso intitulado, <text:span text:style-name="T2">Bacharel em </text:span><text:span text:style-name="T1">Sistemas de Informação</text:span>, é de minha autoria, tendo sido elaborado com a observância ao princípio do respeito aos direitos autorais de terceiros e em conformidade às normas estabelecidas no Manual de Normas para a Estrutura Formal de Trabalhos Científicos do Nome da IES. </text:p>
      <text:p text:style-name="P1"/>
      <text:p text:style-name="P1">Declaro ainda que as citações e referências foram elaboradas à luz das normas da ABNT e os diagramas apresentados seguem os padrões da UML e normas técnicas. Estou ciente, outrossim, de que o plágio ou a adoção de qualquer outro meio ilícito, na confecção de trabalhos acadêmicos configura fraude, possível de sanções, conforme as normas internas do Nome da IES, das quais também declaro ter plena ciência. </text:p>
      <text:p text:style-name="P1"/>
      <text:p text:style-name="P1">Ademais, tenho conhecimento de que, eventualmente, o Professor orientador poderá exigir-me uma verificação adicional de conhecimento sobre o desenvolvimento do projeto de software, como condição para a aprovação da disciplina. </text:p>
      <text:p text:style-name="P1"/>
      <text:p text:style-name="P1">Declaro, por fim, que tenho conhecimento de que o plágio constitui crime previsto no art. 184 do Código Brasileiro e que arcarei com todas as implicações civis, criminais e administrativas caso incorra nesta prática. </text:p>
      <text:p text:style-name="P1"/>
      <text:p text:style-name="P1"/>
      <text:p text:style-name="P1"/>
      <text:p text:style-name="P1">Nome: <text:span text:style-name="T1">Eryx José Cunha Guimarães Neto</text:span></text:p>
      <text:p text:style-name="P1">Matricula: 202009465013 </text:p>
      <text:p text:style-name="P1"/>
      <text:p text:style-name="P1"/>
      <text:p text:style-name="P1"/>
      <text:p text:style-name="P1"><text:span text:style-name="T1">Florianópolis</text:span>, <text:span text:style-name="T1">23</text:span> de <text:span text:style-name="T1">Março</text:span> de 20<text:span text:style-name="T1">21</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8:37:44.446382232</meta:creation-date>
    <dc:date>2021-03-23T19:08:06.491836135</dc:date>
    <meta:editing-duration>PT30M23S</meta:editing-duration>
    <meta:editing-cycles>5</meta:editing-cycles>
    <meta:generator>LibreOffice/6.4.6.2$Linux_X86_64 LibreOffice_project/40$Build-2</meta:generator>
    <meta:document-statistic meta:table-count="0" meta:image-count="0" meta:object-count="0" meta:page-count="1" meta:paragraph-count="8" meta:word-count="221" meta:character-count="1432" meta:non-whitespace-character-count="1213"/>
  </office:meta>
</office:document-meta>
</file>